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8/content.xml" manifest:media-type="text/xml"/>
  <manifest:file-entry manifest:full-path="Object 8/styles.xml" manifest:media-type="text/xml"/>
  <manifest:file-entry manifest:full-path="Object 7/content.xml" manifest:media-type="text/xml"/>
  <manifest:file-entry manifest:full-path="Object 7/styles.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6/content.xml" manifest:media-type="text/xml"/>
  <manifest:file-entry manifest:full-path="Object 6/styles.xml" manifest:media-type="text/xml"/>
  <manifest:file-entry manifest:full-path="Object 5/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5/styles.xml" manifest:media-type="text/xml"/>
  <manifest:file-entry manifest:full-path="Object 4/content.xml" manifest:media-type="text/xml"/>
  <manifest:file-entry manifest:full-path="Object 3/content.xml" manifest:media-type="text/xml"/>
  <manifest:file-entry manifest:full-path="Object 4/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TableColumn8" style:family="table-column">
      <style:table-column-properties style:column-width="2.3083in" style:use-optimal-column-width="false"/>
    </style:style>
    <style:style style:name="TableColumn9" style:family="table-column">
      <style:table-column-properties style:column-width="2.3083in" style:use-optimal-column-width="false"/>
    </style:style>
    <style:style style:name="TableColumn10" style:family="table-column">
      <style:table-column-properties style:column-width="2.3208in" style:use-optimal-column-width="false"/>
    </style:style>
    <style:style style:name="Table7" style:family="table">
      <style:table-properties style:width="6.9375in" fo:margin-left="0in" table:align="left"/>
    </style:style>
    <style:style style:name="TableRow11" style:family="table-row">
      <style:table-row-properties style:use-optimal-row-height="false"/>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 style:family="table-cell">
      <style:table-cell-properties fo:border="0.0034in solid #000000"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min-row-height="0.4812in"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 style:parent-style-name="Standard" style:list-style-name="LFO2" style:family="paragraph"/>
    <style:style style:name="P28" style:parent-style-name="Standard" style:list-style-name="LFO2" style:family="paragraph"/>
    <style:style style:name="P29" style:parent-style-name="Standard" style:list-style-name="LFO2" style:family="paragraph"/>
    <style:style style:name="P30" style:parent-style-name="Standard" style:list-style-name="LFO2" style:family="paragraph"/>
    <style:style style:name="P31" style:parent-style-name="Standard" style:list-style-name="LFO2" style:family="paragraph"/>
    <style:style style:name="P32" style:parent-style-name="Standard" style:list-style-name="LFO2" style:family="paragraph"/>
    <style:style style:name="P33" style:parent-style-name="Standard" style:list-style-name="LFO2" style:family="paragraph"/>
    <style:style style:name="P34" style:parent-style-name="Standard" style:list-style-name="LFO2" style:family="paragraph"/>
    <style:style style:name="P35" style:parent-style-name="Standard" style:list-style-name="LFO2" style:family="paragraph"/>
    <style:style style:name="P36" style:parent-style-name="Standard" style:list-style-name="LFO2" style:family="paragraph"/>
    <style:style style:name="P37" style:parent-style-name="Standard" style:list-style-name="LFO2" style:family="paragraph"/>
    <style:style style:name="P38" style:parent-style-name="Standard" style:list-style-name="LFO2" style:family="paragraph"/>
    <style:style style:name="P39" style:parent-style-name="Standard" style:list-style-name="LFO2" style:family="paragraph"/>
    <style:style style:name="P40" style:parent-style-name="Standard" style:list-style-name="LFO2" style:family="paragraph"/>
    <style:style style:name="P41" style:parent-style-name="Standard" style:list-style-name="LFO2" style:family="paragraph"/>
    <style:style style:name="P42" style:parent-style-name="Standard" style:list-style-name="LFO2" style:family="paragraph"/>
    <style:style style:name="P43" style:parent-style-name="Standard" style:list-style-name="LFO2" style:family="paragraph"/>
    <style:style style:name="P44" style:parent-style-name="Standard" style:list-style-name="LFO2" style:family="paragraph"/>
    <style:style style:name="P45" style:parent-style-name="Standard" style:list-style-name="LFO2" style:family="paragraph"/>
    <style:style style:name="P46" style:parent-style-name="Standard" style:list-style-name="LFO2" style:family="paragraph"/>
    <style:style style:name="P47" style:parent-style-name="Standard" style:list-style-name="LFO2" style:family="paragraph"/>
    <style:style style:name="P48" style:parent-style-name="Standard" style:list-style-name="LFO2" style:family="paragraph"/>
    <style:style style:name="P49" style:parent-style-name="Standard" style:list-style-name="LFO2" style:family="paragraph"/>
    <style:style style:name="P50" style:parent-style-name="Standard" style:list-style-name="LFO2" style:family="paragraph"/>
    <style:style style:name="P51" style:parent-style-name="Standard" style:list-style-name="LFO2" style:family="paragraph"/>
    <style:style style:name="P52" style:parent-style-name="Standard" style:list-style-name="LFO2" style:family="paragraph"/>
    <style:style style:name="P53" style:parent-style-name="Standard" style:list-style-name="LFO2" style:family="paragraph"/>
    <style:style style:name="P54" style:parent-style-name="Standard" style:list-style-name="LFO2" style:family="paragraph"/>
    <style:style style:name="P55" style:parent-style-name="Standard" style:list-style-name="LFO2" style:family="paragraph"/>
    <style:style style:name="P56" style:parent-style-name="Standard" style:list-style-name="LFO2" style:family="paragraph"/>
    <style:style style:name="P57" style:parent-style-name="Standard" style:list-style-name="LFO2" style:family="paragraph"/>
    <style:style style:name="P58" style:parent-style-name="Standard" style:list-style-name="LFO2" style:family="paragraph"/>
    <style:style style:name="P59" style:parent-style-name="Standard" style:list-style-name="LFO2" style:family="paragraph"/>
    <style:style style:name="P60" style:parent-style-name="Standard" style:list-style-name="LFO2" style:family="paragraph"/>
    <style:style style:name="P61" style:parent-style-name="Standard" style:list-style-name="LFO2" style:family="paragraph"/>
    <style:style style:name="P62" style:parent-style-name="Standard" style:list-style-name="LFO2" style:family="paragraph"/>
    <style:style style:name="P63" style:parent-style-name="Standard" style:list-style-name="LFO2" style:family="paragraph"/>
    <style:style style:name="P64" style:parent-style-name="Standard" style:list-style-name="LFO2" style:family="paragraph"/>
    <style:style style:name="T65" style:parent-style-name="DefaultParagraphFont" style:family="text">
      <style:text-properties style:language-asian="en" style:country-asian="US" style:language-complex="ar" style:country-complex="SA"/>
    </style:style>
    <style:style style:name="T66" style:parent-style-name="DefaultParagraphFont" style:family="text">
      <style:text-properties style:language-asian="en" style:country-asian="US" style:language-complex="ar" style:country-complex="SA"/>
    </style:style>
    <style:style style:name="T67" style:parent-style-name="DefaultParagraphFont" style:family="text">
      <style:text-properties style:language-asian="en" style:country-asian="US" style:language-complex="ar" style:country-complex="SA"/>
    </style:style>
    <style:style style:name="T68" style:parent-style-name="DefaultParagraphFont" style:family="text">
      <style:text-properties style:language-asian="en" style:country-asian="US" style:language-complex="ar" style:country-complex="SA"/>
    </style:style>
    <style:style style:name="P69" style:parent-style-name="Normal" style:family="paragraph">
      <style:paragraph-properties fo:break-before="page"/>
    </style:style>
    <style:style style:name="P70" style:parent-style-name="Standard" style:family="paragraph">
      <style:paragraph-properties fo:text-align="center"/>
      <style:text-properties fo:font-size="20pt" style:font-size-asian="20pt" style:text-underline-type="single" style:text-underline-style="solid" style:text-underline-width="auto" style:text-underline-mode="continuous"/>
    </style:style>
    <style:style style:name="P71" style:parent-style-name="Standard" style:family="paragraph">
      <style:paragraph-properties fo:text-align="center"/>
    </style:style>
    <style:style style:name="P72" style:parent-style-name="Standard" style:family="paragraph">
      <style:paragraph-properties fo:text-align="center"/>
    </style:style>
    <style:style style:name="P73" style:parent-style-name="Standard" style:family="paragraph">
      <style:paragraph-properties fo:text-align="center"/>
    </style:style>
    <style:style style:name="P74" style:parent-style-name="Standard" style:family="paragraph">
      <style:paragraph-properties fo:text-align="center"/>
    </style:style>
    <style:style style:name="P75" style:parent-style-name="Standard" style:family="paragraph">
      <style:paragraph-properties fo:text-align="center"/>
    </style:style>
    <style:style style:name="T76" style:parent-style-name="DefaultParagraphFont" style:family="text">
      <style:text-properties style:language-asian="en" style:country-asian="US" style:language-complex="ar" style:country-complex="SA"/>
    </style:style>
    <style:style style:name="P77" style:parent-style-name="Standard" style:family="paragraph">
      <style:paragraph-properties fo:text-align="center"/>
    </style:style>
    <style:style style:name="P78" style:parent-style-name="Standard" style:family="paragraph">
      <style:paragraph-properties fo:text-align="center"/>
    </style:style>
    <style:style style:name="P79" style:parent-style-name="Standard" style:family="paragraph">
      <style:paragraph-properties fo:text-align="center"/>
    </style:style>
    <style:style style:name="P80" style:parent-style-name="Standard" style:family="paragraph">
      <style:paragraph-properties fo:text-align="center"/>
    </style:style>
    <style:style style:name="T81" style:parent-style-name="DefaultParagraphFont" style:family="text">
      <style:text-properties style:language-asian="en" style:country-asian="US" style:language-complex="ar" style:country-complex="SA"/>
    </style:style>
    <style:style style:name="P82" style:parent-style-name="Standard" style:family="paragraph">
      <style:paragraph-properties fo:text-align="center"/>
    </style:style>
    <style:style style:name="P83" style:parent-style-name="Normal" style:family="paragraph">
      <style:paragraph-properties fo:break-before="page"/>
    </style:style>
    <style:style style:name="P84" style:parent-style-name="Standard" style:family="paragraph">
      <style:paragraph-properties fo:text-align="center"/>
    </style:style>
    <style:style style:name="P85" style:parent-style-name="Standard" style:family="paragraph">
      <style:paragraph-properties fo:text-align="center"/>
    </style:style>
    <style:style style:name="P86" style:parent-style-name="Standard" style:family="paragraph">
      <style:paragraph-properties fo:text-align="center"/>
    </style:style>
    <style:style style:name="P87" style:parent-style-name="Standard" style:family="paragraph">
      <style:paragraph-properties fo:text-align="center"/>
    </style:style>
    <style:style style:name="T88" style:parent-style-name="DefaultParagraphFont" style:family="text">
      <style:text-properties style:language-asian="en" style:country-asian="US" style:language-complex="ar" style:country-complex="SA"/>
    </style:style>
    <style:style style:name="P89" style:parent-style-name="Standard" style:family="paragraph">
      <style:paragraph-properties fo:text-align="center"/>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T92" style:parent-style-name="DefaultParagraphFont" style:family="text">
      <style:text-properties style:language-asian="en" style:country-asian="US" style:language-complex="ar" style:country-complex="SA"/>
    </style:style>
    <style:style style:name="P93" style:parent-style-name="Standard" style:family="paragraph">
      <style:paragraph-properties fo:text-align="center"/>
    </style:style>
    <style:style style:name="P94" style:parent-style-name="Normal" style:family="paragraph">
      <style:paragraph-properties fo:break-before="page"/>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P97" style:parent-style-name="Standard" style:family="paragraph">
      <style:paragraph-properties fo:text-align="center"/>
    </style:style>
    <style:style style:name="T98" style:parent-style-name="DefaultParagraphFont" style:family="text">
      <style:text-properties style:language-asian="en" style:country-asian="US" style:language-complex="ar" style:country-complex="SA"/>
    </style:style>
    <style:style style:name="P99" style:parent-style-name="Standard" style:family="paragraph">
      <style:paragraph-properties fo:text-align="center"/>
    </style:style>
    <style:style style:name="P100" style:parent-style-name="Standard" style:family="paragraph">
      <style:paragraph-properties fo:text-align="center"/>
    </style:style>
    <style:style style:name="T101" style:parent-style-name="DefaultParagraphFont" style:family="text">
      <style:text-properties style:language-asian="en" style:country-asian="US" style:language-complex="ar" style:country-complex="SA"/>
    </style:style>
    <style:style style:family="graphic" style:name="a6">
      <style:graphic-properties/>
    </style:style>
    <style:style style:family="graphic" style:name="a7">
      <style:graphic-properties/>
    </style:style>
    <style:style style:family="graphic" style:name="a1">
      <style:graphic-properties style:wrap="parallel" style:wrap-contour="false" style:horizontal-rel="paragraph" style:vertical-rel="paragraph" style:horizontal-pos="from-left" style:vertical-pos="from-top"/>
    </style:style>
    <style:style style:family="graphic" style:name="a10">
      <style:graphic-properties/>
    </style:style>
    <style:style style:family="graphic" style:name="a8">
      <style:graphic-properties/>
    </style:style>
    <style:style style:family="graphic" style:name="a2">
      <style:graphic-properties style:wrap="parallel" style:wrap-contour="false" style:horizontal-rel="paragraph" style:vertical-rel="paragraph" style:horizontal-pos="center" style:vertical-pos="top"/>
    </style:style>
    <style:style style:family="graphic" style:name="a9">
      <style:graphic-properties/>
    </style:style>
    <style:style style:family="graphic" style:name="a3">
      <style:graphic-properties style:wrap="parallel" style:wrap-contour="false" style:horizontal-rel="paragraph" style:vertical-rel="paragraph" style:horizontal-pos="center" style:vertical-pos="top"/>
    </style:style>
    <style:style style:family="graphic" style:name="a4">
      <style:graphic-properties style:wrap="parallel" style:wrap-contour="false" style:horizontal-rel="paragraph" style:vertical-rel="paragraph" style:horizontal-pos="center" style:vertical-pos="top"/>
    </style:style>
    <style:style style:family="graphic" style:name="a5">
      <style:graphic-properties/>
    </style:style>
  </office:automatic-styles>
  <office:body>
    <office:text text:use-soft-page-breaks="true">
      <text:p text:style-name="P1">Tools Used</text:p>
      <text:p text:style-name="Standard">Our model was written using c++ code and was executed on an Intel Core i7 four core processor.</text:p>
      <text:p text:style-name="Standard"/>
      <text:p text:style-name="Standard">Assumptions</text:p>
      <text:p text:style-name="Standard"/>
      <text:p text:style-name="Standard"/>
      <text:p text:style-name="Standard">Description of the Nagel-Schreckenberg Model</text:p>
      <text:p text:style-name="Standard">The<text:s/>Nagel-Schreckenberg model (NaSh model) is a single-lane representation of freeway traffic using a circular track. The circular track is divided into discrete cells, and each cell is either empty or contains a single vehicle. All vehicles behave according to the same acceleration and velocity rules. Each vehicle has a non-negative integer value for velocity up to a v_max (latex). The track is updated in discrete time steps where all vehicle positions are updated in parallel. For each time-step, the NaSh model uses the following four steps to create a collision free update:</text:p>
      <text:list text:style-name="LFO1" text:continue-numbering="true">
        <text:list-item>
          <text:p text:style-name="P3">Acceleration: All velocities below v_max (latex) are incremented by 1.</text:p>
        </text:list-item>
        <text:list-item>
          <text:p text:style-name="P4">Slowing Down: If vehicle x is behind vehicle y, and distance(x, y) is less than velocity(x), then the velocity of x becomes min{distance(x, y), velocity(x)}</text:p>
        </text:list-item>
        <text:list-item>
          <text:p text:style-name="P5">Randomization: The velocity of each vehicle with velocity greater than 0 is decremented by 1 with probability p, a constant probability determined before the simulation begins.</text:p>
        </text:list-item>
        <text:list-item>
          <text:p text:style-name="P6">Car Motion: Each vehicle x is shifted forward by velocity(x)</text:p>
        </text:list-item>
      </text:list>
      <text:p text:style-name="Standard">The Acceleration phase provides a linear acceleration to each vehicle. The Slowing Down phase ensures that no vehicles collide. The Randomization phase creates a non-deterministic distribution of velocities. In free-flow conditions this velocity distribution is centered around v_max – p, where p is the probability to slow down. The Car Motion phase produces the state of the next time step.</text:p>
      <text:p text:style-name="Standard"/>
      <text:p text:style-name="Standard">Description of Model</text:p>
      <text:p text:style-name="Standard">Our model is a multi-lane extension of the NaSh model. Like the NaSh model,<text:s/>our track is discretized into cells which are either empty or contain a single vehicle, and our vehicles have integer velocity and acceleration rates, with a maximum velocity. Each lane is a circular track updated in parallel. Vehicles have an additional parameter for memory called “pass reset”. The pass reset of each vehicle is initialized to 3 and is decremented by 1 during the Acceleration phase, down to a minimum of 0. Vehicles can only pass if their pass reset is 0, and passing restores their pass reset value to 3. A global “look back” variable is used to determine how far vehicles look back in adjacent lanes before passing.</text:p>
      <text:p text:style-name="Standard">Passing between lanes is implemented as two additional phases to the NaSh model, one for passing to the left, and another for passing to the right. The sensitivity of the right hand rule to passing direction necessitates this division of the pass phase. The passing phase is dependent on the passing rule chosen for the simulation. When a vehicle passes between lanes, it is shifted by<text:s/>1 cell in a direction perpendicular to its lane. We implemented three different passing rules: the right hand rule, where traffic passes to the right unless to overtake, a “fast” rule where each vehicle attempts to maximize its velocity through local information and indiscriminate passing, and a “no” rule, where each vehicle passes indiscriminately between lanes when possible. The decision to pass in each of the three passing rules is controlled by discrete random variables for each rule. A description of each of the passing rules is given in the table below.</text:p>
      <text:p text:style-name="Standard"/>
      <text:p text:style-name="Standard">Passing Rules and Behaviors</text:p>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TableContents">Passing Rule</text:p>
          </table:table-cell>
          <table:table-cell table:style-name="TableCell13">
            <text:p text:style-name="TableContents">Left Passing Behavior</text:p>
          </table:table-cell>
          <table:table-cell table:style-name="TableCell14">
            <text:p text:style-name="TableContents">Right Passing Behavior</text:p>
          </table:table-cell>
        </table:table-row>
        <table:table-row table:style-name="TableRow15">
          <table:table-cell table:style-name="TableCell16">
            <text:p text:style-name="TableContents">Right Hand Rule</text:p>
          </table:table-cell>
          <table:table-cell table:style-name="TableCell17">
            <text:p text:style-name="TableContents">Faster vehicles have a higher probability to pass to the left if<text:s/><text:soft-page-break/>passing will increase their<text:s/>velocities.</text:p>
          </table:table-cell>
          <table:table-cell table:style-name="TableCell18">
            <text:p text:style-name="TableContents">Vehicles will pass to the right with constant probability.</text:p>
          </table:table-cell>
        </table:table-row>
        <text:soft-page-break/>
        <table:table-row table:style-name="TableRow19">
          <table:table-cell table:style-name="TableCell20">
            <text:p text:style-name="TableContents">Fast Rule</text:p>
          </table:table-cell>
          <table:table-cell table:style-name="TableCell21">
            <text:p text:style-name="TableContents">Vehicles have constant probability to pass to the left when passing will increase their velocities.</text:p>
          </table:table-cell>
          <table:table-cell table:style-name="TableCell22">
            <text:p text:style-name="TableContents">Vehicles have a constant probability to pass to the right if passing will<text:s/>increase their velocities.</text:p>
          </table:table-cell>
        </table:table-row>
        <table:table-row table:style-name="TableRow23">
          <table:table-cell table:style-name="TableCell24">
            <text:p text:style-name="TableContents">No Rule</text:p>
          </table:table-cell>
          <table:table-cell table:style-name="TableCell25">
            <text:p text:style-name="TableContents">Vehicles will pass to the left with constant probability.</text:p>
          </table:table-cell>
          <table:table-cell table:style-name="TableCell26">
            <text:p text:style-name="TableContents">Vehicles will pass to the right with constant probability.</text:p>
          </table:table-cell>
        </table:table-row>
      </table:table>
      <text:p text:style-name="Standard"/>
      <text:p text:style-name="Standard">The phases for our model are described below. The passing phase is broken into left and right phases<text:s/>for each passing rule.</text:p>
      <text:list text:style-name="LFO2" text:continue-numbering="true">
        <text:list-item>
          <text:p text:style-name="P27">Acceleration: For each vehicle x, velocity(x) = min{velocity(x)+1, max velocity}, and pass_reset(x) = max{pass_reset(x)-1, 0}</text:p>
        </text:list-item>
        <text:list-item>
          <text:p text:style-name="P28">Passing:</text:p>
          <text:list text:continue-numbering="true">
            <text:list-item>
              <text:p text:style-name="P29">If Right Hand Rule:</text:p>
              <text:list text:continue-numbering="true">
                <text:list-item>
                  <text:p text:style-name="P30">Left Phase: For each vehicle x in lane L0, if x is not in the leftmost lane,<text:s/>and the following hold, where L1 is the lane to the left of x, then x is shifted by 1 to the left, and pass_reset(x) is set to 3. Lanes are evaluated from the second to leftmost lane to the rightmost lane.</text:p>
                  <text:list text:continue-numbering="true">
                    <text:list-item>
                      <text:p text:style-name="P31">pass_reset(x) == 0</text:p>
                    </text:list-item>
                    <text:list-item>
                      <text:p text:style-name="P32">distance_L0(x) &lt; velocity(x), if x would have to slow down to avoid collision in L0</text:p>
                    </text:list-item>
                    <text:list-item>
                      <text:p text:style-name="P33">distance_L1(x) &gt;= velocity(x), if x would not have to slow down in the lane to the left</text:p>
                    </text:list-item>
                    <text:list-item>
                      <text:p text:style-name="P34">lookback_L1(x) &gt;= look_back, if there are look_back unoccupied spaces behind the position x would take in L1<text:tab/></text:p>
                    </text:list-item>
                    <text:list-item>
                      <text:p text:style-name="P35">P_L(velocity(x)) = 1, where P(velocity(x)) is a discrete binary random variable which is a function of velocity. P_R(velocity(x)) = 1 is higher for high velocities and lower for low velocities.</text:p>
                    </text:list-item>
                  </text:list>
                </text:list-item>
                <text:list-item>
                  <text:p text:style-name="P36">Right Phase: For each vehicle x in L1, if x is not in the rightmost<text:s/>lane, and the following hold, where L0 is the lane to the right of x, then x is shifted by 1 to the right, and pass_reset(x) is set to 3. Lanes are evaluated from the second to rightmost lane to the leftmost lane.</text:p>
                  <text:list text:continue-numbering="true">
                    <text:list-item>
                      <text:p text:style-name="P37">pass_reset(x) == 0</text:p>
                    </text:list-item>
                    <text:list-item>
                      <text:p text:style-name="P38">lookback_L0(x) &gt;= look_back, if there are look_back unoccupied spaces behind the position x would take in L0</text:p>
                    </text:list-item>
                    <text:list-item>
                      <text:p text:style-name="P39">P_R() = 1, where P_R is a discrete binary random variable which is a not a function of velocity.</text:p>
                    </text:list-item>
                  </text:list>
                </text:list-item>
              </text:list>
            </text:list-item>
            <text:list-item>
              <text:p text:style-name="P40">If Fast Rule: The fast rule has symmetrical update rules for the left and right phases. However, left passing is still evaluated before right passing.</text:p>
              <text:list text:continue-numbering="true">
                <text:list-item>
                  <text:p text:style-name="P41">Left Phase: For each vehicle x in lane L0, if x is not in the leftmost lane, and the following hold, where L1 is the lane to the left of x, then x is shifted by 1 to the left, and pass_reset(x) is set to 3. Lanes are evaluated from the second to leftmost lane to the rightmost lane.</text:p>
                  <text:list text:continue-numbering="true">
                    <text:list-item>
                      <text:p text:style-name="P42">pass_reset(x) == 0</text:p>
                    </text:list-item>
                    <text:list-item>
                      <text:p text:style-name="P43">distance_L0(x) &lt; velocity(x), if x would have to slow down to avoid collision in L0</text:p>
                    </text:list-item>
                    <text:list-item>
                      <text:p text:style-name="P44">distance_L1(x) &gt;= velocity(x), if x would not have to slow down to avoid collision in L1</text:p>
                    </text:list-item>
                    <text:list-item>
                      <text:p text:style-name="P45">lookback_L1(x) &gt;= look_back, if there are look_back unoccupied spaces behind the position x would take in L1</text:p>
                    </text:list-item>
                    <text:list-item>
                      <text:p text:style-name="P46">P_Fast() = 1, where P_Fast is a discrete binary random variable.</text:p>
                    </text:list-item>
                  </text:list>
                </text:list-item>
                <text:list-item>
                  <text:p text:style-name="P47">Right Phase: For each vehicle x in L1,<text:s/>if x is not in the rightmost lane, and the following hold, where L0 is the lane to the right of x, then x is shifted by 1 to the right, and pass_reset(x) is set to 3. Lanes are evaluated from the second to rightmost lane to the leftmost lane.</text:p>
                  <text:list text:continue-numbering="true">
                    <text:list-item>
                      <text:p text:style-name="P48">pass_reset(x)<text:s/>== 0</text:p>
                    </text:list-item>
                    <text:list-item>
                      <text:p text:style-name="P49">distance_L1(x) &lt; velocity(x), if x would have to slow down to avoid collision in L1</text:p>
                    </text:list-item>
                    <text:list-item>
                      <text:p text:style-name="P50">distance_L0(x) &gt;= velocity(x), if x would not have to slow down to avoid collision in L0</text:p>
                    </text:list-item>
                    <text:list-item>
                      <text:p text:style-name="P51">lookback_L1(x) &gt;= look_back, if there are look_back unoccupied spaces behind<text:s/>the position x would take in L0</text:p>
                    </text:list-item>
                    <text:list-item>
                      <text:p text:style-name="P52">P_Fast() = 1, where P_Fast is a discrete binary random variable.</text:p>
                    </text:list-item>
                  </text:list>
                </text:list-item>
              </text:list>
            </text:list-item>
            <text:list-item>
              <text:p text:style-name="P53">If No Rule: The no rule has symmetrical update rules for the left and right phases. However, left passing is still evaluated before right passing.</text:p>
              <text:list text:continue-numbering="true">
                <text:list-item>
                  <text:p text:style-name="P54">Left Phase:<text:s/>For each vehicle x in lane L0, if x is not in the leftmost lane, and the following hold, where L1 is the lane to the left of x, then x is shifted by 1 to the left, and pass_reset(x) is set to 3. Lanes are evaluated from the second to leftmost lane to the rightmost lane.</text:p>
                </text:list-item>
                <text:list-item>
                  <text:p text:style-name="P55">pass_reset(x) == 0</text:p>
                </text:list-item>
                <text:list-item>
                  <text:p text:style-name="P56">lookback_L1(x) &gt;= look_back, if there are look_back unoccupied spaces behind the position x would take in L1.</text:p>
                </text:list-item>
                <text:list-item>
                  <text:p text:style-name="P57">P_No() = 1, where P_No is a discrete binary random variable.</text:p>
                </text:list-item>
              </text:list>
            </text:list-item>
            <text:list-item>
              <text:p text:style-name="P58">Right Phase: For each vehicle x in L1, if x is not<text:s/>in the rightmost lane, and the following hold, where L0 is the lane to the right of x, then x is shifted by 1 to the right, and pass_reset(x) is set to 3. Lanes are evaluated from the second to rightmost lane to the leftmost lane.</text:p>
              <text:list text:continue-numbering="true">
                <text:list-item>
                  <text:p text:style-name="P59">pass_reset(x) == 0</text:p>
                </text:list-item>
                <text:list-item>
                  <text:p text:style-name="P60">lookback_L1(x) &gt;= look_back, if there are look_back unoccupied spaces behind the position x would take in L1.</text:p>
                </text:list-item>
                <text:list-item>
                  <text:p text:style-name="P61">P_No() = 1, where P_No is a discrete binary random variable.</text:p>
                </text:list-item>
              </text:list>
            </text:list-item>
          </text:list>
        </text:list-item>
        <text:list-item>
          <text:p text:style-name="P62">Slow Down: If vehicle x is behind vehicle y, and distance(x, y) is less than velocity(x), then the velocity of x becomes min{distance(x, y), velocity(x)}</text:p>
        </text:list-item>
        <text:list-item>
          <text:p text:style-name="P63">Randomization: The velocity of each vehicle with velocity greater than 0 is decremented by 1 with probability p, a constant probability determined before the simulation begins.</text:p>
        </text:list-item>
        <text:list-item>
          <text:p text:style-name="P64">Car Motion: Each<text:s/>vehicle x is shifted forward by velocity(x).</text:p>
        </text:list-item>
      </text:list>
      <text:p text:style-name="Standard">The Acceleration phase is used to manage the pass reset value of each vehicle. The other phases from the NaSh model remain unchanged in our implementation. Because the Passing phase is before the Slow Down phase, passing vehicles can cause other vehicles to slow down by passing. Other models (*****) have used the velocities of vehicles in adjacent lanes to prevent vehicles from slowing other vehicles by passing between lanes. Here a look back value is used to compensate for this behavior. With a look back value of 4 with maximum velocity of 5, only the fastest vehicles will be slowed by vehicles passing between lanes.</text:p>
      <text:p text:style-name="Standard">The right hand rules specifies that traffic passes to the right unless to overtake. We have simulated this<text:s/><text:soft-page-break/>logic into our passing phase for the right hand rule by implementing a greedy, stochastic left passing rule and a stochastic right passing rule. When evaluating the left passing phase, vehicles who will have to slow down in their current lane check the left lane and pass with a probability which increases with their velocity after looking back. When evaluating the right passing phase, vehicles will pass to the right with a constant probability after looking back. In this way, faster traffic will<text:s/>tend to pass to the left <text:s/>and avoid slowing down, and slower traffic has a lower probability of passing to the left, but a constant probability of passing to the right. Although individual vehicles may violate the right hand rule on occasion, in the results section this stochastic process is shown to produce a good simulation of the right hand rule. The fast rule for passing is the greedy left passing rule from the right hand rule applied in both passing directions. Therefore, vehicles try to maximize their velocity with local information by passing in either direction. Similarly, the no rule is the right passing rule from the right hand rule applied in both passing directions. This rule simulates random passing and is used for control.</text:p>
      <text:p text:style-name="Standard"/>
      <text:p text:style-name="Standard"/>
      <text:p text:style-name="Standard">Discussion</text:p>
      <text:p text:style-name="Standard">(****)<text:s/>had the phenomena of ping-pong passing, where following vehicles continuously pass back and forth between lanes. We address this problem by giving each vehicle a memory to count the number of time steps between passing.</text:p>
      <text:p text:style-name="Standard"/>
      <text:p text:style-name="Standard"><text:span text:style-name="T65"><draw:frame draw:z-index="251658240" draw:style-name="a1" draw:name="Object1" text:anchor-type="paragraph" svg:x="0.04514in" svg:y="0.05903in" svg:width="6.29236in" svg:height="3.54236in" style:rel-width="scale" style:rel-height="scale"><draw:object xlink:href="Object 2/"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66"><draw:frame draw:z-index="251659264" draw:style-name="a2" draw:name="Object3" text:anchor-type="paragraph" svg:x="0in" svg:y="0in" svg:width="6.29792in" svg:height="3.54236in" style:rel-width="scale" style:rel-height="scale"><draw:object xlink:href="Object 3/"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text:span text:style-name="T67"><draw:frame draw:z-index="8" draw:style-name="a3" draw:name="Object4" text:anchor-type="paragraph" svg:x="0in" svg:y="0in" svg:width="6.29792in" svg:height="3.54236in" style:rel-width="scale" style:rel-height="scale"><draw:object xlink:href="Object 4/" xlink:type="simple" xlink:show="embed" xlink:actuate="onLoad"/><svg:title/><svg:desc/></draw:frame></text:span></text:p>
      <text:p text:style-name="Standard"/>
      <text:soft-page-break/>
      <text:p text:style-name="Standard"><text:span text:style-name="T68"><draw:frame draw:z-index="9" draw:style-name="a4" draw:name="Object5" text:anchor-type="paragraph" svg:x="0in" svg:y="0in" svg:width="6.29792in" svg:height="3.54236in" style:rel-width="scale" style:rel-height="scale"><draw:object xlink:href="Object 5/" xlink:type="simple" xlink:show="embed" xlink:actuate="onLoad"/><svg:title/><svg:desc/></draw:frame></text:span></text:p>
      <text:p text:style-name="Standard"/>
      <text:p text:style-name="Standard"/>
      <text:p text:style-name="Standard"/>
      <text:p text:style-name="Standard"/>
      <text:p text:style-name="Standard"/>
      <text:p text:style-name="Standard"/>
      <text:p text:style-name="P69"/>
      <text:soft-page-break/>
      <text:p text:style-name="P70">Appendix<text:s/>B</text:p>
      <text:p text:style-name="P71"/>
      <text:p text:style-name="P72"/>
      <text:p text:style-name="P73">Right Hand Rule Lane Densities</text:p>
      <text:p text:style-name="P74"/>
      <text:p text:style-name="P75"><text:span text:style-name="T76"><draw:frame draw:style-name="a5" draw:name="Chart 12" text:anchor-type="as-char" svg:x="0in" svg:y="0in" svg:width="4.95139in" svg:height="3.08333in" style:rel-width="scale" style:rel-height="scale"><draw:object xlink:href="Object 6/" xlink:type="simple" xlink:show="embed" xlink:actuate="onLoad"/><svg:title/><svg:desc/></draw:frame></text:span></text:p>
      <text:p text:style-name="P77"/>
      <text:p text:style-name="P78"/>
      <text:p text:style-name="P79"/>
      <text:p text:style-name="P80"><text:span text:style-name="T81"><draw:frame draw:style-name="a6" draw:name="Chart 13" text:anchor-type="as-char" svg:x="0in" svg:y="0in" svg:width="4.94444in" svg:height="3in" style:rel-width="scale" style:rel-height="scale"><draw:object xlink:href="Object 7/" xlink:type="simple" xlink:show="embed" xlink:actuate="onLoad"/><svg:title/><svg:desc/></draw:frame></text:span></text:p>
      <text:p text:style-name="P82"/>
      <text:p text:style-name="P83"/>
      <text:soft-page-break/>
      <text:p text:style-name="P84">No Rule Lane Densities</text:p>
      <text:p text:style-name="P85"/>
      <text:p text:style-name="P86"/>
      <text:p text:style-name="P87"><text:span text:style-name="T88"><draw:frame draw:style-name="a7" draw:name="Chart 14" text:anchor-type="as-char" svg:x="0in" svg:y="0in" svg:width="4.96528in" svg:height="3in" style:rel-width="scale" style:rel-height="scale"><draw:object xlink:href="Object 8/" xlink:type="simple" xlink:show="embed" xlink:actuate="onLoad"/><svg:title/><svg:desc/></draw:frame></text:span></text:p>
      <text:p text:style-name="P89"/>
      <text:p text:style-name="P90"/>
      <text:p text:style-name="P91"><text:span text:style-name="T92"><draw:frame draw:style-name="a8" draw:name="Chart 15" text:anchor-type="as-char" svg:x="0in" svg:y="0in" svg:width="4.96528in" svg:height="3in" style:rel-width="scale" style:rel-height="scale"><draw:object xlink:href="Object 9/" xlink:type="simple" xlink:show="embed" xlink:actuate="onLoad"/><svg:title/><svg:desc/></draw:frame></text:span></text:p>
      <text:p text:style-name="P93"/>
      <text:p text:style-name="P94"/>
      <text:soft-page-break/>
      <text:p text:style-name="P95">Fast Rule Densities</text:p>
      <text:p text:style-name="P96"/>
      <text:p text:style-name="P97"><text:span text:style-name="T98"><draw:frame draw:style-name="a9" draw:name="Chart 16" text:anchor-type="as-char" svg:x="0in" svg:y="0in" svg:width="5in" svg:height="3in" style:rel-width="scale" style:rel-height="scale"><draw:object xlink:href="Object 10/" xlink:type="simple" xlink:show="embed" xlink:actuate="onLoad"/><svg:title/><svg:desc/></draw:frame></text:span></text:p>
      <text:p text:style-name="P99"/>
      <text:p text:style-name="P100"><text:span text:style-name="T101"><draw:frame draw:style-name="a10" draw:name="Chart 17" text:anchor-type="as-char" svg:x="0in" svg:y="0in" svg:width="5in" svg:height="3in" style:rel-width="scale" style:rel-height="scale"><draw:object xlink:href="Object 11/"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language-asian="en" style:country-asian="US" style:language-complex="ar" style:country-complex="SA"/>
    </style:style>
    <style:style style:family="graphic" style:name="a0">
      <style:graphic-properties style:wrap="parallel" style:wrap-contour="false" style:horizontal-rel="paragraph" style:vertical-rel="paragraph" style:horizontal-pos="center" style:vertical-pos="top"/>
    </style:style>
  </office:automatic-styles>
  <office:master-styles>
    <style:master-page style:name="MP0" style:page-layout-name="PL0">
      <style:footer>
        <text:p text:style-name="Footer"/>
        <text:p text:style-name="Footer"><text:span text:style-name="T2"><draw:frame draw:z-index="251659264" draw:style-name="a0" draw:name="Object2" text:anchor-type="paragraph" svg:x="0in" svg:y="0in" svg:width="0in" svg:height="0.01597in" style:rel-width="scale" style:rel-height="scale"><draw:object xlink:href="Object 1/" xlink:type="simple" xlink:show="embed" xlink:actuate="onLoad"/><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incenzo Marconi</dc:creator>
    <meta:creation-date>2014-02-10T04:19:00Z</meta:creation-date>
    <dc:date>2014-02-10T17:55:00Z</dc:date>
    <meta:template xlink:href="Normal" xlink:type="simple"/>
    <meta:editing-cycles>16</meta:editing-cycles>
    <meta:editing-duration>PT17460S</meta:editing-duration>
    <meta:document-statistic meta:page-count="9" meta:paragraph-count="21" meta:word-count="1608" meta:character-count="10753" meta:row-count="76" meta:non-whitespace-character-count="916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15pt" svg:width="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Column 1</text:p>
              </table:table-cell>
              <table:table-cell office:value-type="string">
                <text:p>Column 2</text:p>
              </table:table-cell>
              <table:table-cell office:value-type="string">
                <text:p>Column 3</text:p>
              </table:table-cell>
            </table:table-row>
          </table:table-header-rows>
          <table:table-row>
            <table:table-cell office:value-type="string">
              <text:p>Row 1</text:p>
            </table:table-cell>
            <table:table-cell office:value-type="float" office:value="9.1"/>
            <table:table-cell office:value-type="float" office:value="3.2"/>
            <table:table-cell office:value-type="float" office:value="4.54"/>
          </table:table-row>
          <table:table-row>
            <table:table-cell office:value-type="string">
              <text:p>Row 2</text:p>
            </table:table-cell>
            <table:table-cell office:value-type="float" office:value="2.4"/>
            <table:table-cell office:value-type="float" office:value="8.8000000000000007"/>
            <table:table-cell office:value-type="float" office:value="9.65"/>
          </table:table-row>
          <table:table-row>
            <table:table-cell office:value-type="string">
              <text:p>Row 3</text:p>
            </table:table-cell>
            <table:table-cell office:value-type="float" office:value="3.1"/>
            <table:table-cell office:value-type="float" office:value="1.5"/>
            <table:table-cell office:value-type="float" office:value="3.7"/>
          </table:table-row>
          <table:table-row>
            <table:table-cell office:value-type="string">
              <text:p>Row 4</text:p>
            </table:table-cell>
            <table:table-cell office:value-type="float" office:value="4.3"/>
            <table:table-cell office:value-type="float" office:value="9.02"/>
            <table:table-cell office:value-type="float" office:value="6.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Wal0">
      <style:chart-properties chart:auto-size="true"/>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office:automatic-styles>
  <office:body>
    <office:chart>
      <chart:chart chart:class="chart:bar" svg:height="216.0pt" svg:width="360.0pt" chart:style-name="Crt0">
        <chart:title chart:style-name="CT00">
          <text:p text:style-name="a0" text:class-names="" text:cond-style-name="">Lookback: 2</text:p>
        </chart:title>
        <chart:legend chart:legend-position="bottom" chart:legend-align="center" chart:style-name="Lgnd"/>
        <chart:plot-area chart:style-name="Plt0" chart:data-source-has-labels="both" dr3d:transform="matrix (0.99564446382742067 -2.9808720977666348E-2 -8.833765790127851E-2 3.6833428844505495E-2 0.99619477459360894 7.8989047291030706E-2 8.5646950730101257E-2 -8.1898786474914415E-2 0.99295376962100956 0cm 0cm 0cm)" dr3d:vrp="(17634.621837378301 10271.482381764699 24594.863908273899 )" dr3d:vpn="(0.416199821709347 0.173649045905254 0.892537795986984)" dr3d:vup="(-0.0733876362771618 0.984807599917971 -0.157379306090273)" dr3d:projection="perspective" dr3d:distance="4.2cm" dr3d:focal-length="8cm">
          <chart:axis chart:dimension="x" chart:name="primary-x" chart:style-name="Axs0">
            <chart:categories table:cell-range-address="local-table.$A$2:.$A$5"/>
          </chart:axis>
          <chart:axis chart:dimension="y" chart:name="primary-y" chart:style-name="Axs1">
            <chart:title chart:style-name="AT01">
              <text:p text:style-name="a1" text:class-names="" text:cond-style-name="">Density</text:p>
            </chart:title>
            <chart:grid chart:class="major" chart:style-name="GMa1"/>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2432799999999999"/>
            <table:table-cell office:value-type="float" office:value="0.259183"/>
            <table:table-cell office:value-type="float" office:value="0.365089"/>
          </table:table-row>
          <table:table-row>
            <table:table-cell office:value-type="string">
              <text:p>L2</text:p>
            </table:table-cell>
            <table:table-cell office:value-type="float" office:value="0.13589699999999999"/>
            <table:table-cell office:value-type="float" office:value="0.29634700000000003"/>
            <table:table-cell office:value-type="float" office:value="0.41446499999999997"/>
          </table:table-row>
          <table:table-row>
            <table:table-cell office:value-type="string">
              <text:p>L3</text:p>
            </table:table-cell>
            <table:table-cell office:value-type="float" office:value="0.146676"/>
            <table:table-cell office:value-type="float" office:value="0.33003100000000002"/>
            <table:table-cell office:value-type="float" office:value="0.46510600000000002"/>
          </table:table-row>
          <table:table-row>
            <table:table-cell office:value-type="string">
              <text:p>L4</text:p>
            </table:table-cell>
            <table:table-cell office:value-type="float" office:value="0.15976599999999999"/>
            <table:table-cell office:value-type="float" office:value="0.37443900000000002"/>
            <table:table-cell office:value-type="float" office:value="0.52867299999999995"/>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Wal0">
      <style:chart-properties chart:auto-size="true"/>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office:automatic-styles>
  <office:body>
    <office:chart>
      <chart:chart chart:class="chart:bar" svg:height="216.0pt" svg:width="360.0pt" chart:style-name="Crt0">
        <chart:title chart:style-name="CT00">
          <text:p text:style-name="a0" text:class-names="" text:cond-style-name="">Lookback: 4</text:p>
        </chart:title>
        <chart:legend chart:legend-position="bottom" chart:legend-align="center" chart:style-name="Lgnd"/>
        <chart:plot-area chart:style-name="Plt0" chart:data-source-has-labels="both" dr3d:transform="matrix (0.99564446382742067 -2.9808720977666348E-2 -8.833765790127851E-2 3.6833428844505495E-2 0.99619477459360894 7.8989047291030706E-2 8.5646950730101257E-2 -8.1898786474914415E-2 0.99295376962100956 0cm 0cm 0cm)" dr3d:vrp="(17634.621837378301 10271.482381764699 24594.863908273899 )" dr3d:vpn="(0.416199821709347 0.173649045905254 0.892537795986984)" dr3d:vup="(-0.0733876362771618 0.984807599917971 -0.157379306090273)" dr3d:projection="perspective" dr3d:distance="4.2cm" dr3d:focal-length="8cm">
          <chart:axis chart:dimension="x" chart:name="primary-x" chart:style-name="Axs0">
            <chart:categories table:cell-range-address="local-table.$A$2:.$A$5"/>
          </chart:axis>
          <chart:axis chart:dimension="y" chart:name="primary-y" chart:style-name="Axs1">
            <chart:title chart:style-name="AT01">
              <text:p text:style-name="a1" text:class-names="" text:cond-style-name="">Axis Title</text:p>
            </chart:title>
            <chart:grid chart:class="major" chart:style-name="GMa1"/>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3985300000000001"/>
            <table:table-cell office:value-type="float" office:value="0.27478900000000001"/>
            <table:table-cell office:value-type="float" office:value="0.41834399999999999"/>
          </table:table-row>
          <table:table-row>
            <table:table-cell office:value-type="string">
              <text:p>L2</text:p>
            </table:table-cell>
            <table:table-cell office:value-type="float" office:value="0.145091"/>
            <table:table-cell office:value-type="float" office:value="0.28712799999999999"/>
            <table:table-cell office:value-type="float" office:value="0.43920199999999998"/>
          </table:table-row>
          <table:table-row>
            <table:table-cell office:value-type="string">
              <text:p>L3</text:p>
            </table:table-cell>
            <table:table-cell office:value-type="float" office:value="0.15018599999999999"/>
            <table:table-cell office:value-type="float" office:value="0.30536999999999997"/>
            <table:table-cell office:value-type="float" office:value="0.46986099999999997"/>
          </table:table-row>
          <table:table-row>
            <table:table-cell office:value-type="string">
              <text:p>L4</text:p>
            </table:table-cell>
            <table:table-cell office:value-type="float" office:value="0.15487000000000001"/>
            <table:table-cell office:value-type="float" office:value="0.33938000000000001"/>
            <table:table-cell office:value-type="float" office:value="0.50259299999999996"/>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255.05pt" svg:width="453.05pt" chart:style-name="Crt0">
        <chart:title chart:style-name="CT00">
          <text:p text:style-name="a0" text:class-names="" text:cond-style-name="">Average Flowrate After 10000 Steps</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Vehicles Pet Step</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0.34378799999999998"/>
            <table:table-cell office:value-type="float" office:value="0.42938999999999999"/>
            <table:table-cell office:value-type="float" office:value="0.41059200000000001"/>
          </table:table-row>
          <table:table-row>
            <table:table-cell office:value-type="string">
              <text:p>RH Rule LB 4</text:p>
            </table:table-cell>
            <table:table-cell office:value-type="float" office:value="0.41339300000000001"/>
            <table:table-cell office:value-type="float" office:value="0.54295899999999997"/>
            <table:table-cell office:value-type="float" office:value="0.47992099999999999"/>
          </table:table-row>
          <table:table-row>
            <table:table-cell office:value-type="string">
              <text:p>Fast Rule LB 2</text:p>
            </table:table-cell>
            <table:table-cell office:value-type="float" office:value="0.65312000000000003"/>
            <table:table-cell office:value-type="float" office:value="0.60900299999999996"/>
            <table:table-cell office:value-type="float" office:value="0.500135"/>
          </table:table-row>
          <table:table-row>
            <table:table-cell office:value-type="string">
              <text:p>Fast Rule LB 4</text:p>
            </table:table-cell>
            <table:table-cell office:value-type="float" office:value="0.71138000000000001"/>
            <table:table-cell office:value-type="float" office:value="0.62303299999999995"/>
            <table:table-cell office:value-type="float" office:value="0.484288"/>
          </table:table-row>
          <table:table-row>
            <table:table-cell office:value-type="string">
              <text:p>No Rule LB 2</text:p>
            </table:table-cell>
            <table:table-cell office:value-type="float" office:value="0.37171199999999999"/>
            <table:table-cell office:value-type="float" office:value="0.45136700000000002"/>
            <table:table-cell office:value-type="float" office:value="0.43424699999999999"/>
          </table:table-row>
          <table:table-row>
            <table:table-cell office:value-type="string">
              <text:p>No Rule LB 4</text:p>
            </table:table-cell>
            <table:table-cell office:value-type="float" office:value="0.44944400000000001"/>
            <table:table-cell office:value-type="float" office:value="0.55984900000000004"/>
            <table:table-cell office:value-type="float" office:value="0.488845399999999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solid" svg:stroke-width="0.01042in" svg:stroke-color="#b3b3b3" svg:stroke-opacity="100%"/>
    </style:style>
  </office:automatic-styles>
  <office:body>
    <office:chart>
      <chart:chart chart:class="chart:bar" svg:height="255.05pt" svg:width="453.45pt" chart:style-name="Crt0">
        <chart:title chart:style-name="CT00">
          <text:p text:style-name="a0" text:class-names="" text:cond-style-name="">Average Velocity After 10000 Steps</text:p>
        </chart:title>
        <chart:legend chart:legend-position="end" chart:legend-align="center" chart:style-name="Lgnd"/>
        <chart:plot-area svg:x="52.09661417322835pt" svg:y="46.19755905511811pt" svg:width="316.2642519685039pt" svg:height="162.8816535433071pt" chart:style-name="Plt0" chart:data-source-has-labels="both">
          <chart:axis chart:dimension="y" chart:name="primary-y" chart:style-name="Axs0">
            <chart:title chart:style-name="AT00">
              <text:p text:style-name="a1" text:class-names="" text:cond-style-name="">Cells Per Step</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2.2246600000000001"/>
            <table:table-cell office:value-type="float" office:value="1.3686499999999999"/>
            <table:table-cell office:value-type="float" office:value="0.88221700000000003"/>
          </table:table-row>
          <table:table-row>
            <table:table-cell office:value-type="string">
              <text:p>RH Rule LB 4</text:p>
            </table:table-cell>
            <table:table-cell office:value-type="float" office:value="3.0095800000000001"/>
            <table:table-cell office:value-type="float" office:value="1.7696700000000001"/>
            <table:table-cell office:value-type="float" office:value="1.0522"/>
          </table:table-row>
          <table:table-row>
            <table:table-cell office:value-type="string">
              <text:p>Fast Rule LB 2</text:p>
            </table:table-cell>
            <table:table-cell office:value-type="float" office:value="4.6075600000000003"/>
            <table:table-cell office:value-type="float" office:value="1.9345000000000001"/>
            <table:table-cell office:value-type="float" office:value="1.13096"/>
          </table:table-row>
          <table:table-row>
            <table:table-cell office:value-type="string">
              <text:p>Fast Rule LB 4</text:p>
            </table:table-cell>
            <table:table-cell office:value-type="float" office:value="4.8248699999999998"/>
            <table:table-cell office:value-type="float" office:value="2.0683799999999999"/>
            <table:table-cell office:value-type="float" office:value="1.0664"/>
          </table:table-row>
          <table:table-row>
            <table:table-cell office:value-type="string">
              <text:p>No Rule LB 2</text:p>
            </table:table-cell>
            <table:table-cell office:value-type="float" office:value="2.6347100000000001"/>
            <table:table-cell office:value-type="float" office:value="1.5024"/>
            <table:table-cell office:value-type="float" office:value="0.950735"/>
          </table:table-row>
          <table:table-row>
            <table:table-cell office:value-type="string">
              <text:p>No Rule LB 4</text:p>
            </table:table-cell>
            <table:table-cell office:value-type="float" office:value="2.9175200000000001"/>
            <table:table-cell office:value-type="float" office:value="1.89645"/>
            <table:table-cell office:value-type="float" office:value="1.0791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5.05pt" svg:width="453.45pt" chart:style-name="Crt0">
        <chart:title chart:style-name="CT00">
          <text:p text:style-name="a0" text:class-names="" text:cond-style-name="">Standard Deviation of Velocity After 10000 Steps</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1.5241"/>
            <table:table-cell office:value-type="float" office:value="1.306"/>
            <table:table-cell office:value-type="float" office:value="1.0720499999999999"/>
          </table:table-row>
          <table:table-row>
            <table:table-cell office:value-type="string">
              <text:p>RH Rule LB 4</text:p>
            </table:table-cell>
            <table:table-cell office:value-type="float" office:value="1.58477"/>
            <table:table-cell office:value-type="float" office:value="1.5067699999999999"/>
            <table:table-cell office:value-type="float" office:value="1.2463500000000001"/>
          </table:table-row>
          <table:table-row>
            <table:table-cell office:value-type="string">
              <text:p>Fast Rule LB 2</text:p>
            </table:table-cell>
            <table:table-cell office:value-type="float" office:value="0.83869000000000005"/>
            <table:table-cell office:value-type="float" office:value="1.36758"/>
            <table:table-cell office:value-type="float" office:value="1.1129899999999999"/>
          </table:table-row>
          <table:table-row>
            <table:table-cell office:value-type="string">
              <text:p>Fast Rule LB 4</text:p>
            </table:table-cell>
            <table:table-cell office:value-type="float" office:value="0.45261899999999999"/>
            <table:table-cell office:value-type="float" office:value="1.7135199999999999"/>
            <table:table-cell office:value-type="float" office:value="1.3861699999999999"/>
          </table:table-row>
          <table:table-row>
            <table:table-cell office:value-type="string">
              <text:p>No Rule LB 2</text:p>
            </table:table-cell>
            <table:table-cell office:value-type="float" office:value="1.5133300000000001"/>
            <table:table-cell office:value-type="float" office:value="1.0857699999999999"/>
            <table:table-cell office:value-type="float" office:value="0.76473500000000005"/>
          </table:table-row>
          <table:table-row>
            <table:table-cell office:value-type="string">
              <text:p>No Rule LB 4</text:p>
            </table:table-cell>
            <table:table-cell office:value-type="float" office:value="1.5016799999999999"/>
            <table:table-cell office:value-type="float" office:value="1.14306"/>
            <table:table-cell office:value-type="float" office:value="0.91406500000000002"/>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255.05pt" svg:width="453.45pt" chart:style-name="Crt0">
        <chart:title chart:style-name="CT00">
          <text:p text:style-name="a0" text:class-names="" text:cond-style-name="">Average Pass Frequency After 10000 Steps</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Passes Per Step</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26.296800000000001"/>
            <table:table-cell office:value-type="float" office:value="33.0959"/>
            <table:table-cell office:value-type="float" office:value="24.3139"/>
          </table:table-row>
          <table:table-row>
            <table:table-cell office:value-type="string">
              <text:p>RH Rule LB 4</text:p>
            </table:table-cell>
            <table:table-cell office:value-type="float" office:value="13.916600000000001"/>
            <table:table-cell office:value-type="float" office:value="10.879200000000001"/>
            <table:table-cell office:value-type="float" office:value="3.4853100000000001"/>
          </table:table-row>
          <table:table-row>
            <table:table-cell office:value-type="string">
              <text:p>Fast Rule LB 2</text:p>
            </table:table-cell>
            <table:table-cell office:value-type="float" office:value="3.3075000000000001"/>
            <table:table-cell office:value-type="float" office:value="1.36758"/>
            <table:table-cell office:value-type="float" office:value="4.1913299999999998"/>
          </table:table-row>
          <table:table-row>
            <table:table-cell office:value-type="string">
              <text:p>Fast Rule LB 4</text:p>
            </table:table-cell>
            <table:table-cell office:value-type="float" office:value="0.33898"/>
            <table:table-cell office:value-type="float" office:value="0.99959200000000004"/>
            <table:table-cell office:value-type="float" office:value="0.72612200000000005"/>
          </table:table-row>
          <table:table-row>
            <table:table-cell office:value-type="string">
              <text:p>No Rule LB 2</text:p>
            </table:table-cell>
            <table:table-cell office:value-type="float" office:value="50.800600000000003"/>
            <table:table-cell office:value-type="float" office:value="88.585999999999999"/>
            <table:table-cell office:value-type="float" office:value="86.877700000000004"/>
          </table:table-row>
          <table:table-row>
            <table:table-cell office:value-type="string">
              <text:p>No Rule LB 4</text:p>
            </table:table-cell>
            <table:table-cell office:value-type="float" office:value="44.997799999999998"/>
            <table:table-cell office:value-type="float" office:value="34.001199999999997"/>
            <table:table-cell office:value-type="float" office:value="8.2633700000000001"/>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Wal0">
      <style:chart-properties chart:auto-size="true"/>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office:automatic-styles>
  <office:body>
    <office:chart>
      <chart:chart chart:class="chart:bar" svg:height="222.0pt" svg:width="356.5pt" chart:style-name="Crt0">
        <chart:title chart:style-name="CT00">
          <text:p text:style-name="a0" text:class-names="" text:cond-style-name="">Lookback: 2</text:p>
        </chart:title>
        <chart:legend chart:legend-position="bottom" chart:legend-align="center" chart:style-name="Lgnd"/>
        <chart:plot-area chart:style-name="Plt0" chart:data-source-has-labels="both" dr3d:transform="matrix (0.99564446382742067 -2.9808720977666348E-2 -8.833765790127851E-2 3.6833428844505495E-2 0.99619477459360894 7.8989047291030706E-2 8.5646950730101257E-2 -8.1898786474914415E-2 0.99295376962100956 0cm 0cm 0cm)" dr3d:vrp="(17634.621837378301 10271.482381764699 24594.863908273899 )" dr3d:vpn="(0.416199821709347 0.173649045905254 0.892537795986984)" dr3d:vup="(-0.0733876362771618 0.984807599917971 -0.157379306090273)" dr3d:projection="perspective" dr3d:distance="4.2cm" dr3d:focal-length="8cm">
          <chart:axis chart:dimension="x" chart:name="primary-x" chart:style-name="Axs0">
            <chart:categories table:cell-range-address="local-table.$A$2:.$A$5"/>
          </chart:axis>
          <chart:axis chart:dimension="y" chart:name="primary-y" chart:style-name="Axs1">
            <chart:title chart:style-name="AT01">
              <text:p text:style-name="a1" text:class-names="" text:cond-style-name="">Density</text:p>
            </chart:title>
            <chart:grid chart:class="major" chart:style-name="GMa1"/>
          </chart:axis>
          <chart:axis chart:dimension="z" chart:name="primary-z" chart:style-name="Axs2">
            <chart:title chart:style-name="AT02">
              <text:p text:style-name="a2" text:class-names="" text:cond-style-name="">Population Density<text:s text:c="1"/></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1.06748E-2"/>
            <table:table-cell office:value-type="float" office:value="8.2663600000000004E-2"/>
            <table:table-cell office:value-type="float" office:value="0.16942199999999999"/>
          </table:table-row>
          <table:table-row>
            <table:table-cell office:value-type="string">
              <text:p>L2</text:p>
            </table:table-cell>
            <table:table-cell office:value-type="float" office:value="7.7114299999999997E-2"/>
            <table:table-cell office:value-type="float" office:value="0.215254"/>
            <table:table-cell office:value-type="float" office:value="0.37214199999999997"/>
          </table:table-row>
          <table:table-row>
            <table:table-cell office:value-type="string">
              <text:p>L3</text:p>
            </table:table-cell>
            <table:table-cell office:value-type="float" office:value="0.19223999999999999"/>
            <table:table-cell office:value-type="float" office:value="0.379276"/>
            <table:table-cell office:value-type="float" office:value="0.56750400000000001"/>
          </table:table-row>
          <table:table-row>
            <table:table-cell office:value-type="string">
              <text:p>L4</text:p>
            </table:table-cell>
            <table:table-cell office:value-type="float" office:value="0.33997100000000002"/>
            <table:table-cell office:value-type="float" office:value="0.57613999999999999"/>
            <table:table-cell office:value-type="float" office:value="0.7475990000000000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16.0pt" svg:width="356.0pt" chart:style-name="Crt0">
        <chart:title chart:style-name="CT00">
          <text:p text:style-name="a0" text:class-names="" text:cond-style-name="">Lookback: 4</text:p>
        </chart:title>
        <chart:legend chart:legend-position="bottom" chart:legend-align="center" chart:style-name="Lgnd"/>
        <chart:plot-area chart:style-name="Plt0" chart:data-source-has-labels="both" dr3d:transform="matrix (0.99564446382742067 -2.9808720977666348E-2 -8.833765790127851E-2 3.6833428844505495E-2 0.99619477459360894 7.8989047291030706E-2 8.5646950730101257E-2 -8.1898786474914415E-2 0.99295376962100956 0cm 0cm 0cm)" dr3d:vrp="(17634.621837378301 10271.482381764699 24594.863908273899 )" dr3d:vpn="(0.416199821709347 0.173649045905254 0.892537795986984)" dr3d:vup="(-0.0733876362771618 0.984807599917971 -0.157379306090273)" dr3d:projection="perspective" dr3d:distance="4.2cm" dr3d:focal-length="8cm">
          <chart:axis chart:dimension="x" chart:name="primary-x" chart:style-name="Axs0">
            <chart:categories table:cell-range-address="local-table.$A$2:.$A$5"/>
          </chart:axis>
          <chart:axis chart:dimension="y" chart:name="primary-y" chart:style-name="Axs1">
            <chart:title chart:style-name="AT01">
              <text:p text:style-name="a1" text:class-names="" text:cond-style-name="">Density</text:p>
            </chart:title>
            <chart:grid chart:class="major" chart:style-name="GMa1"/>
          </chart:axis>
          <chart:axis chart:dimension="z" chart:name="primary-z" chart:style-name="Axs2"/>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1.44184E-2"/>
            <table:table-cell office:value-type="float" office:value="0.122973"/>
            <table:table-cell office:value-type="float" office:value="0.21373400000000001"/>
          </table:table-row>
          <table:table-row>
            <table:table-cell office:value-type="string">
              <text:p>L2</text:p>
            </table:table-cell>
            <table:table-cell office:value-type="float" office:value="8.7249300000000002E-2"/>
            <table:table-cell office:value-type="float" office:value="0.23730999999999999"/>
            <table:table-cell office:value-type="float" office:value="0.36973899999999998"/>
          </table:table-row>
          <table:table-row>
            <table:table-cell office:value-type="string">
              <text:p>L3</text:p>
            </table:table-cell>
            <table:table-cell office:value-type="float" office:value="0.17410300000000001"/>
            <table:table-cell office:value-type="float" office:value="0.34708"/>
            <table:table-cell office:value-type="float" office:value="0.53690899999999997"/>
          </table:table-row>
          <table:table-row>
            <table:table-cell office:value-type="string">
              <text:p>L4</text:p>
            </table:table-cell>
            <table:table-cell office:value-type="float" office:value="0.274229"/>
            <table:table-cell office:value-type="float" office:value="0.51930299999999996"/>
            <table:table-cell office:value-type="float" office:value="0.70628500000000005"/>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Wal0">
      <style:chart-properties chart:auto-size="true"/>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office:automatic-styles>
  <office:body>
    <office:chart>
      <chart:chart chart:class="chart:bar" svg:height="216.0pt" svg:width="357.5pt" chart:style-name="Crt0">
        <chart:title chart:style-name="CT00">
          <text:p text:style-name="a0" text:class-names="" text:cond-style-name="">Lookback: 2</text:p>
        </chart:title>
        <chart:legend chart:legend-position="bottom" chart:legend-align="center" chart:style-name="Lgnd"/>
        <chart:plot-area chart:style-name="Plt0" chart:data-source-has-labels="both" dr3d:transform="matrix (0.99564446382742067 -2.9808720977666348E-2 -8.833765790127851E-2 3.6833428844505495E-2 0.99619477459360894 7.8989047291030706E-2 8.5646950730101257E-2 -8.1898786474914415E-2 0.99295376962100956 0cm 0cm 0cm)" dr3d:vrp="(17634.621837378301 10271.482381764699 24594.863908273899 )" dr3d:vpn="(0.416199821709347 0.173649045905254 0.892537795986984)" dr3d:vup="(-0.0733876362771618 0.984807599917971 -0.157379306090273)" dr3d:projection="perspective" dr3d:distance="4.2cm" dr3d:focal-length="8cm">
          <chart:axis chart:dimension="x" chart:name="primary-x" chart:style-name="Axs0">
            <chart:categories table:cell-range-address="local-table.$A$2:.$A$5"/>
          </chart:axis>
          <chart:axis chart:dimension="y" chart:name="primary-y" chart:style-name="Axs1">
            <chart:title chart:style-name="AT01">
              <text:p text:style-name="a1" text:class-names="" text:cond-style-name="">Density</text:p>
            </chart:title>
            <chart:grid chart:class="major" chart:style-name="GMa1"/>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6367399999999999"/>
            <table:table-cell office:value-type="float" office:value="0.29249799999999998"/>
            <table:table-cell office:value-type="float" office:value="0.42932500000000001"/>
          </table:table-row>
          <table:table-row>
            <table:table-cell office:value-type="string">
              <text:p>L2</text:p>
            </table:table-cell>
            <table:table-cell office:value-type="float" office:value="0.215591"/>
            <table:table-cell office:value-type="float" office:value="0.37478"/>
            <table:table-cell office:value-type="float" office:value="0.49971399999999999"/>
          </table:table-row>
          <table:table-row>
            <table:table-cell office:value-type="string">
              <text:p>L3</text:p>
            </table:table-cell>
            <table:table-cell office:value-type="float" office:value="0.12758700000000001"/>
            <table:table-cell office:value-type="float" office:value="0.31611299999999998"/>
            <table:table-cell office:value-type="float" office:value="0.47408099999999997"/>
          </table:table-row>
          <table:table-row>
            <table:table-cell office:value-type="string">
              <text:p>L4</text:p>
            </table:table-cell>
            <table:table-cell office:value-type="float" office:value="5.6480599999999999E-2"/>
            <table:table-cell office:value-type="float" office:value="0.216609"/>
            <table:table-cell office:value-type="float" office:value="0.42021399999999998"/>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Wal0">
      <style:chart-properties chart:auto-size="true"/>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office:automatic-styles>
  <office:body>
    <office:chart>
      <chart:chart chart:class="chart:bar" svg:height="216.0pt" svg:width="357.5pt" chart:style-name="Crt0">
        <chart:title chart:style-name="CT00">
          <text:p text:style-name="a0" text:class-names="" text:cond-style-name="">Lookback: 4</text:p>
        </chart:title>
        <chart:legend chart:legend-position="bottom" chart:legend-align="center" chart:style-name="Lgnd"/>
        <chart:plot-area chart:style-name="Plt0" chart:data-source-has-labels="both" dr3d:transform="matrix (0.99564446382742067 -2.9808720977666348E-2 -8.833765790127851E-2 3.6833428844505495E-2 0.99619477459360894 7.8989047291030706E-2 8.5646950730101257E-2 -8.1898786474914415E-2 0.99295376962100956 0cm 0cm 0cm)" dr3d:vrp="(17634.621837378301 10271.482381764699 24594.863908273899 )" dr3d:vpn="(0.416199821709347 0.173649045905254 0.892537795986984)" dr3d:vup="(-0.0733876362771618 0.984807599917971 -0.157379306090273)" dr3d:projection="perspective" dr3d:distance="4.2cm" dr3d:focal-length="8cm">
          <chart:axis chart:dimension="x" chart:name="primary-x" chart:style-name="Axs0">
            <chart:categories table:cell-range-address="local-table.$A$2:.$A$5"/>
          </chart:axis>
          <chart:axis chart:dimension="y" chart:name="primary-y" chart:style-name="Axs1">
            <chart:title chart:style-name="AT01">
              <text:p text:style-name="a1" text:class-names="" text:cond-style-name="">Density</text:p>
            </chart:title>
            <chart:grid chart:class="major" chart:style-name="GMa1"/>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4796899999999999"/>
            <table:table-cell office:value-type="float" office:value="0.27322800000000003"/>
            <table:table-cell office:value-type="float" office:value="0.462424"/>
          </table:table-row>
          <table:table-row>
            <table:table-cell office:value-type="string">
              <text:p>L2</text:p>
            </table:table-cell>
            <table:table-cell office:value-type="float" office:value="0.193103"/>
            <table:table-cell office:value-type="float" office:value="0.31255699999999997"/>
            <table:table-cell office:value-type="float" office:value="0.45273000000000002"/>
          </table:table-row>
          <table:table-row>
            <table:table-cell office:value-type="string">
              <text:p>L3</text:p>
            </table:table-cell>
            <table:table-cell office:value-type="float" office:value="0.162742"/>
            <table:table-cell office:value-type="float" office:value="0.30521500000000001"/>
            <table:table-cell office:value-type="float" office:value="0.44258599999999998"/>
          </table:table-row>
          <table:table-row>
            <table:table-cell office:value-type="string">
              <text:p>L4</text:p>
            </table:table-cell>
            <table:table-cell office:value-type="float" office:value="0.11285299999999999"/>
            <table:table-cell office:value-type="float" office:value="0.29233300000000001"/>
            <table:table-cell office:value-type="float" office:value="0.45559300000000003"/>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